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4d67" officeooo:paragraph-rsid="00174d67"/>
    </style:style>
    <style:style style:name="P2" style:family="paragraph" style:parent-style-name="Standard">
      <style:text-properties officeooo:paragraph-rsid="00174d67"/>
    </style:style>
    <style:style style:name="P3" style:family="paragraph" style:parent-style-name="Standard">
      <style:paragraph-properties fo:break-before="page"/>
      <style:text-properties officeooo:paragraph-rsid="00174d67"/>
    </style:style>
    <style:style style:name="P4" style:family="paragraph" style:parent-style-name="Standard">
      <style:text-properties officeooo:paragraph-rsid="00174d67"/>
    </style:style>
    <style:style style:name="P5" style:family="paragraph">
      <style:paragraph-properties style:writing-mode="lr-tb"/>
    </style:style>
    <style:style style:name="T1" style:family="text">
      <style:text-properties officeooo:rsid="00174d67"/>
    </style:style>
    <style:style style:name="T2" style:family="text">
      <style:text-properties officeooo:rsid="00196fd0"/>
    </style:style>
    <style:style style:name="gr1" style:family="graphic">
      <style:graphic-properties draw:textarea-horizontal-align="justify" draw:textarea-vertical-align="middle" draw:auto-grow-height="false" fo:min-height="0.3693in" fo:min-width="0.4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2437in" fo:min-width="0.5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justify" draw:textarea-vertical-align="middle" draw:auto-grow-height="false" fo:min-height="0.2945in" fo:min-width="1.13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5307in" fo:min-width="0.486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0.5965in" fo:min-width="0.4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2.1665in" fo:min-width="1.363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justify" draw:textarea-vertical-align="middle" draw:auto-grow-height="false" fo:min-height="0.811in" fo:min-width="1.5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textarea-horizontal-align="justify" draw:textarea-vertical-align="middle" draw:auto-grow-height="false" fo:min-height="0.9063in" fo:min-width="1.37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textarea-horizontal-align="justify" draw:textarea-vertical-align="middle" draw:auto-grow-height="false" fo:min-height="0.7744in" fo:min-width="1.34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textarea-horizontal-align="justify" draw:textarea-vertical-align="middle" draw:auto-grow-height="false" fo:min-height="0.7516in" fo:min-width="1.0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textarea-horizontal-align="justify" draw:textarea-vertical-align="middle" draw:auto-grow-height="false" fo:min-height="0.7819in" fo:min-width="0.92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textarea-horizontal-align="justify" draw:textarea-vertical-align="middle" draw:auto-grow-height="false" fo:min-height="0.5598in" fo:min-width="0.745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Lorem </text:span><text:a xlink:type="simple" xlink:href="#Shape 1|drawingobject" text:style-name="Internet_20_link" text:visited-style-name="Visited_20_Internet_20_Link"><text:span text:style-name="T1">Hyperlink 1</text:span></text:a><text:span text:style-name="T1"> dolor sit amet, </text:span><text:a xlink:type="simple" xlink:href="#Shape 2|drawingobject" text:style-name="Internet_20_link" text:visited-style-name="Visited_20_Internet_20_Link"><text:span text:style-name="T1">Hyperlink 2</text:span></text:a><text:span text:style-name="T1"> adipiscing elit. Vestibulum consequat mi quis pretium semper. Proin </text:span><text:a xlink:type="simple" xlink:href="#Shape 8|drawingobject" text:style-name="Internet_20_link" text:visited-style-name="Visited_20_Internet_20_Link"><text:span text:style-name="T1">Hyperlink 8</text:span></text:a><text:span text:style-name="T1"> orci ac neque venenatis, </text:span><text:a xlink:type="simple" xlink:href="#Shape 9|drawingobject" text:style-name="Internet_20_link" text:visited-style-name="Visited_20_Internet_20_Link"><text:span text:style-name="T1">Hyperlink 9</text:span></text:a><text:span text:style-name="T1">quis commodo dolor posuere. Curabitur dignissim sapien quis cursus egestas. Donec blandit auctor arcu, nec pellentesque eros </text:span><text:a xlink:type="simple" xlink:href="#Shape 7|drawingobject" office:target-frame-name="_top" xlink:show="replace" text:style-name="Internet_20_link" text:visited-style-name="Visited_20_Internet_20_Link"><text:span text:style-name="T1">Hyperlink 7</text:span></text:a><text:span text:style-name="T1">molestie eget. In consectetur aliquam hendrerit. Sed cursus mauris vitae ligula pellentesque, non pellentesque urna aliquet. Fusce placerat mauris enim, nec rutrum purus semper vel. Praesent tincidunt neque eu pellentesque pharetra. Fusce pellentesque est orci.</text:span></text:p>
      <text:p text:style-name="P1">Integer sodales tincidunt tristique. Sed a metus posuere, adipiscing nunc et, viverra odio. Donec auctor molestie sem, sit amet tristique <text:a xlink:type="simple" xlink:href="#Shape 10|drawingobject" text:style-name="Internet_20_link" text:visited-style-name="Visited_20_Internet_20_Link"><text:span text:style-name="T2">Hyperlink 10</text:span></text:a>lectus hendrerit sed. Cras sodales nisl sed orci mattis iaculis. Nunc eget dolor accumsan, pharetra risus a, <text:a xlink:type="simple" xlink:href="#Shape 11|drawingobject" text:style-name="Internet_20_link" text:visited-style-name="Visited_20_Internet_20_Link"><text:span text:style-name="T2">Hyperlink 11</text:span></text:a>vestibulum mauris. Nunc vulputate lobortis mollis. Vivamus nec tellus faucibus, tempor magna nec, facilisis felis. Donec co<text:a xlink:type="simple" xlink:href="#Shape 3|drawingobject" text:style-name="Internet_20_link" text:visited-style-name="Visited_20_Internet_20_Link"><text:span text:style-name="T2">Hyperlink 3</text:span></text:a>mmodo enim a vehicula pellentesque. Nullam vehicula vestibulum est vel ultricies.</text:p>
      <text:p text:style-name="P2"><text:span text:style-name="T1">Aliquam velit massa, laoreet vel </text:span><text:a xlink:type="simple" xlink:href="#Shape 12|drawingobject" text:style-name="Internet_20_link" text:visited-style-name="Visited_20_Internet_20_Link"><text:span text:style-name="T2">Hyperlink 12</text:span></text:a><text:span text:style-name="T1">leo nec, volutpat facilisis eros. Donec consequat ar</text:span><text:a xlink:type="simple" xlink:href="#Shape 4|drawingobject" text:style-name="Internet_20_link" text:visited-style-name="Visited_20_Internet_20_Link"><text:span text:style-name="T2">Hyperlink 4</text:span></text:a><text:span text:style-name="T1">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text:span><text:a xlink:type="simple" xlink:href="#Shape 5|drawingobject" text:style-name="Internet_20_link" text:visited-style-name="Visited_20_Internet_20_Link"><text:span text:style-name="T2">Hyperlink 5</text:span></text:a><text:span text:style-name="T1">olor sapien congue tortor, a pulvinar sapien turpis sed ante. Donec nec est elementum, euismod nulla in, mollis nunc.</text:span><text:a xlink:type="simple" xlink:href="#Shape 6|drawingobject" text:style-name="Internet_20_link" text:visited-style-name="Visited_20_Internet_20_Link"><text:span text:style-name="T2">Hyperlink 6</text:span></text:a></text:p>
      <text:p text:style-name="P2"/>
      <text:p text:style-name="P3"><draw:custom-shape text:anchor-type="paragraph" draw:z-index="0" draw:name="Shape 1" draw:style-name="gr12" svg:width="1.0524in" svg:height="0.7921in" svg:x="0.122in" svg:y="0.5209in"><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custom-shape text:anchor-type="paragraph" draw:z-index="1" draw:name="Shape 2" draw:style-name="gr11" svg:width="1.3024in" svg:height="1.1043in" svg:x="1.6953in" svg:y="1.1772in"><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custom-shape text:anchor-type="paragraph" draw:z-index="2" draw:name="Shape 3" draw:style-name="gr10" svg:width="1.4378in" svg:height="1.063in" svg:x="1.7575in" svg:y="3.2602in"><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custom-shape text:anchor-type="paragraph" draw:z-index="3" draw:name="Shape 4" draw:style-name="gr9" svg:width="1.8961in" svg:height="1.0941in" svg:x="2.122in" svg:y="4.3228in"><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custom-shape text:anchor-type="paragraph" draw:z-index="4" draw:name="Shape 5" draw:style-name="gr8" svg:width="1.9378in" svg:height="1.2815in" svg:x="3.6953in" svg:y="4.9272in"><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custom-shape text:anchor-type="paragraph" draw:z-index="5" draw:name="Shape 6" draw:style-name="gr7" svg:width="2.1252in" svg:height="1.1461in" svg:x="0.7055in" svg:y="6.2917in"><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custom-shape text:anchor-type="paragraph" draw:z-index="6" draw:name="Shape 7" draw:style-name="gr6" svg:width="1.9276in" svg:height="3.063in" svg:x="4.5181in" svg:y="2.0728in"><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custom-shape text:anchor-type="paragraph" draw:z-index="7" draw:name="Shape 8" draw:style-name="gr5" svg:width="0.6669in" svg:height="0.8441in" svg:x="4.5701in" svg:y="1.302in"><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custom-shape text:anchor-type="paragraph" draw:z-index="8" draw:name="Shape 9" draw:style-name="gr4" svg:width="0.6878in" svg:height="0.7504in" svg:x="3.9764in" svg:y="1.3957in"><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custom-shape text:anchor-type="paragraph" draw:z-index="9" draw:name="Shape 10" draw:style-name="gr3" svg:width="1.6043in" svg:height="0.4169in" svg:x="5.1535in" svg:y="2.4689in"><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custom-shape text:anchor-type="paragraph" draw:z-index="10" draw:name="Shape 11" draw:style-name="gr2" draw:text-style-name="P5" svg:width="0.813in" svg:height="0.3441in" svg:x="1.4453in" svg:y="2.9898in"><text:p text:style-name="P5">;</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custom-shape text:anchor-type="paragraph" draw:z-index="11" draw:name="Shape 12" draw:style-name="gr1" svg:width="0.6669in" svg:height="0.5213in" svg:x="3.4764in" svg:y="3.7917in"><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6T20:15:07.768769155</meta:creation-date>
    <dc:date>2021-12-16T21:11:07.712005793</dc:date>
    <meta:editing-duration>PT10M51S</meta:editing-duration>
    <meta:editing-cycles>3</meta:editing-cycles>
    <meta:generator>LibreOfficeDev/7.4.0.0.alpha0$Linux_X86_64 LibreOffice_project/ad56717ed85d271616e102540a2e20e3cf7a887c</meta:generator>
    <meta:document-statistic meta:table-count="0" meta:image-count="0" meta:object-count="0" meta:page-count="2" meta:paragraph-count="3" meta:word-count="245" meta:character-count="1728" meta:non-whitespace-character-count="1486"/>
  </office:meta>
</office:document-meta>
</file>